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draw:marker-end="Arrowheads_20_1" draw:marker-end-width="0.3cm" draw:fill="none"/>
    </style:style>
    <style:style style:name="gr2" style:family="graphic" style:parent-style-name="objectwithoutfill">
      <style:graphic-properties svg:stroke-color="#000000" draw:marker-end="Arrowheads_20_2" draw:marker-end-width="0.3cm" draw:fill="none"/>
    </style:style>
    <style:style style:name="gr3" style:family="graphic" style:parent-style-name="objectwithoutfill">
      <style:graphic-properties draw:stroke="solid" draw:stroke-dash="Long_20_Dash" draw:marker-end="Arrowheads_20_2" draw:marker-end-width="0.3cm" svg:stroke-linecap="round"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/>
    </style:style>
    <style:style style:name="gr6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28cm" fo:min-width="0.578cm" fo:wrap-option="wrap"/>
      <style:paragraph-properties style:writing-mode="lr-tb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47cm" fo:min-width="0.22cm" fo:wrap-option="wrap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.424cm" fo:min-width="0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.381cm" fo:min-width="0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398cm" fo:wrap-option="wrap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 Book1" fo:font-size="15pt" fo:font-style="normal" fo:text-shadow="none" style:text-underline-style="none" fo:font-weight="350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style:text-position="-8% 58%"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5.123cm" svg:y1="8.53cm" svg:x2="17.272cm" svg:y2="6.35cm" draw:start-shape="id1" draw:start-glue-point="11" draw:end-shape="id2" draw:end-glue-point="8" svg:d="M15123 8530l2149-2180" svg:viewBox="0 0 2150 2181">
          <text:p/>
        </draw:connector>
        <draw:connector draw:style-name="gr2" draw:text-style-name="P1" draw:layer="layout" draw:type="line" svg:x1="17.272cm" svg:y1="8.89cm" svg:x2="17.272cm" svg:y2="6.35cm" draw:end-shape="id2" draw:end-glue-point="8" svg:d="M17272 8890v-2540" svg:viewBox="0 0 1 2541">
          <text:p/>
        </draw:connector>
        <draw:connector draw:style-name="gr3" draw:text-style-name="P1" draw:layer="layout" draw:type="line" svg:x1="19.167cm" svg:y1="8.245cm" svg:x2="17.272cm" svg:y2="6.35cm" draw:start-shape="id3" draw:start-glue-point="5" draw:end-shape="id2" draw:end-glue-point="8" svg:d="M19167 8245l-1895-1895" svg:viewBox="0 0 1896 1896">
          <text:p/>
        </draw:connector>
        <draw:frame draw:style-name="gr4" draw:text-style-name="P3" draw:layer="layout" svg:width="3.237cm" svg:height="4.696cm" svg:x="12.446cm" svg:y="2.032cm">
          <draw:text-box>
            <text:p><text:span text:style-name="T1">List of Keys</text:span></text:p>
            <text:p>1. b312a738</text:p>
            <text:p>2. b39cfd72</text:p>
            <text:p>3. b312a739</text:p>
            <text:p>4. b38cfd72</text:p>
            <text:p>5. b311666e</text:p>
            <text:p text:style-name="P2"><text:span text:style-name="T2">6. </text:span>b38df54a</text:p>
          </draw:text-box>
        </draw:frame>
        <draw:connector draw:style-name="gr5" draw:text-style-name="P1" draw:layer="layout" draw:type="line" svg:x1="17.272cm" svg:y1="5.334cm" svg:x2="17.272cm" svg:y2="3.302cm" draw:start-shape="id2" draw:start-glue-point="4" draw:end-shape="id4" draw:end-glue-point="8" svg:d="M17272 5334v-2032" svg:viewBox="0 0 1 2033">
          <text:p/>
        </draw:connector>
        <draw:frame draw:style-name="gr6" draw:text-style-name="P5" draw:layer="layout" svg:width="0.883cm" svg:height="0.674cm" svg:x="16.897cm" svg:y="4.152cm">
          <draw:text-box>
            <text:p text:style-name="P4"><text:span text:style-name="T3">b3</text:span></text:p>
          </draw:text-box>
        </draw:frame>
        <draw:custom-shape draw:style-name="gr7" draw:text-style-name="P7" xml:id="id4" draw:id="id4" draw:layer="layout" svg:width="1.524cm" svg:height="1.524cm" svg:x="16.51cm" svg:y="1.778cm">
          <text:p text:style-name="P6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" draw:id="id2" draw:layer="layout" svg:width="1.016cm" svg:height="1.016cm" svg:x="16.764cm" svg:y="5.334cm">
          <text:p text:style-name="P6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645cm" svg:height="0.674cm" svg:x="16.51cm" svg:y="7.708cm">
          <draw:text-box>
            <text:p text:style-name="P4"><text:span text:style-name="T3">9cfd72</text:span></text:p>
          </draw:text-box>
        </draw:frame>
        <draw:frame draw:style-name="gr9" draw:text-style-name="P10" draw:layer="layout" svg:width="0.629cm" svg:height="0.674cm" svg:x="17.78cm" svg:y="7.112cm">
          <draw:text-box>
            <text:p text:style-name="P9"><text:span text:style-name="T3">8</text:span></text:p>
          </draw:text-box>
        </draw:frame>
        <draw:frame draw:style-name="gr9" draw:text-style-name="P5" draw:layer="layout" svg:width="0.629cm" svg:height="0.674cm" svg:x="15.881cm" svg:y="7.112cm">
          <draw:text-box>
            <text:p text:style-name="P9"><text:span text:style-name="T3">1</text:span></text:p>
          </draw:text-box>
        </draw:frame>
        <draw:connector draw:style-name="gr2" draw:text-style-name="P1" draw:layer="layout" draw:type="line" svg:x1="13.53cm" svg:y1="10.854cm" svg:x2="14.403cm" svg:y2="9.25cm" draw:start-shape="id5" draw:start-glue-point="11" draw:end-shape="id1" draw:end-glue-point="7" svg:d="M13530 10854l873-1604" svg:viewBox="0 0 874 1605">
          <text:p/>
        </draw:connector>
        <draw:frame draw:style-name="gr10" draw:text-style-name="P5" draw:layer="layout" svg:width="1.524cm" svg:height="0.674cm" svg:x="12.954cm" svg:y="9.906cm">
          <draw:text-box>
            <text:p text:style-name="P4"><text:span text:style-name="T3">1666e</text:span></text:p>
          </draw:text-box>
        </draw:frame>
        <draw:connector draw:style-name="gr2" draw:text-style-name="P1" draw:layer="layout" draw:type="line" svg:x1="16.15cm" svg:y1="11.07cm" svg:x2="15.123cm" svg:y2="9.25cm" draw:start-shape="id6" draw:start-glue-point="5" draw:end-shape="id1" draw:end-glue-point="9" svg:d="M16150 11070l-1027-1820" svg:viewBox="0 0 1028 1821">
          <text:p/>
        </draw:connector>
        <draw:custom-shape draw:style-name="gr8" draw:text-style-name="P8" xml:id="id6" draw:id="id6" draw:layer="layout" svg:width="1.016cm" svg:height="1.016cm" svg:x="16.00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5" draw:id="id5" draw:layer="layout" svg:width="1.27cm" svg:height="1.27cm" svg:x="12.446cm" svg:y="10.668cm">
          <text:p text:style-name="P6"><text:span text:style-name="T4">v</text:span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3" draw:id="id3" draw:layer="layout" svg:width="1.016cm" svg:height="1.016cm" svg:x="19.019cm" svg:y="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" draw:id="id1" draw:layer="layout" svg:width="1.016cm" svg:height="1.016cm" svg:x="14.255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524cm" svg:height="0.674cm" svg:x="14.986cm" svg:y="9.994cm">
          <draw:text-box>
            <text:p text:style-name="P4"><text:span text:style-name="T3">2a73</text:span></text:p>
          </draw:text-box>
        </draw:frame>
        <draw:connector draw:style-name="gr1" draw:text-style-name="P1" draw:layer="layout" draw:type="line" svg:x1="17.928cm" svg:y1="13.102cm" svg:x2="16.87cm" svg:y2="11.79cm" draw:end-shape="id6" draw:end-glue-point="9" svg:d="M17928 13102l-1058-1312" svg:viewBox="0 0 1059 1313">
          <text:p/>
        </draw:connector>
        <draw:connector draw:style-name="gr1" draw:text-style-name="P1" draw:layer="layout" draw:type="line" svg:x1="15.346cm" svg:y1="13.102cm" svg:x2="16.15cm" svg:y2="11.79cm" draw:end-shape="id6" draw:end-glue-point="7" svg:d="M15346 13102l804-1312" svg:viewBox="0 0 805 1313">
          <text:p/>
        </draw:connector>
        <draw:frame draw:style-name="gr9" draw:text-style-name="P10" draw:layer="layout" svg:width="0.629cm" svg:height="0.674cm" svg:x="15.346cm" svg:y="12.28cm">
          <draw:text-box>
            <text:p text:style-name="P9"><text:span text:style-name="T3">8</text:span></text:p>
          </draw:text-box>
        </draw:frame>
        <draw:frame draw:style-name="gr9" draw:text-style-name="P5" draw:layer="layout" svg:width="0.629cm" svg:height="0.674cm" svg:x="17.018cm" svg:y="12.192cm">
          <draw:text-box>
            <text:p text:style-name="P4"><text:span text:style-name="T3">9</text:span></text:p>
          </draw:text-box>
        </draw:frame>
        <draw:connector draw:style-name="gr3" draw:text-style-name="P1" draw:layer="layout" draw:type="line" svg:x1="21.23cm" svg:y1="10.308cm" svg:x2="19.887cm" svg:y2="8.965cm" draw:end-shape="id3" draw:end-glue-point="9" svg:d="M21230 10308l-1343-1343" svg:viewBox="0 0 1344 1344">
          <text:p/>
        </draw:connector>
        <draw:connector draw:style-name="gr3" draw:text-style-name="P1" draw:layer="layout" draw:type="line" svg:x1="19.41cm" svg:y1="10.562cm" svg:x2="19.167cm" svg:y2="8.965cm" draw:end-shape="id3" draw:end-glue-point="7" svg:d="M19410 10562l-243-1597" svg:viewBox="0 0 244 1598">
          <text:p/>
        </draw:connector>
        <draw:frame draw:style-name="gr10" draw:text-style-name="P5" draw:layer="layout" svg:width="1.524cm" svg:height="0.674cm" svg:x="20.066cm" svg:y="9.398cm">
          <draw:text-box>
            <text:p text:style-name="P4"><text:span text:style-name="T3">df54a</text:span></text:p>
          </draw:text-box>
        </draw:frame>
        <draw:frame draw:style-name="gr10" draw:text-style-name="P5" draw:layer="layout" svg:width="1.524cm" svg:height="0.674cm" svg:x="18.363cm" svg:y="9.486cm">
          <draw:text-box>
            <text:p text:style-name="P4"><text:span text:style-name="T3">cfd72</text:span></text:p>
          </draw:text-box>
        </draw:frame>
        <draw:custom-shape draw:style-name="gr11" draw:text-style-name="P7" draw:layer="layout" svg:width="1.27cm" svg:height="1.27cm" svg:x="14.478cm" svg:y="13.102cm">
          <text:p text:style-name="P6"><text:span text:style-name="T4">v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7cm" svg:height="1.27cm" svg:x="16.764cm" svg:y="8.636cm">
          <text:p text:style-name="P6"><text:span text:style-name="T4">v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7cm" svg:height="1.27cm" svg:x="17.78cm" svg:y="12.954cm">
          <text:p text:style-name="P6"><text:span text:style-name="T4">v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7cm" svg:height="1.27cm" svg:x="18.796cm" svg:y="10.414cm">
          <text:p text:style-name="P6"><text:span text:style-name="T4">v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7cm" svg:height="1.27cm" svg:x="20.828cm" svg:y="10.16cm">
          <text:p text:style-name="P6"><text:span text:style-name="T4">v</text:span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 Book1" fo:font-family="'Fira Sans Book'" style:font-style-name="Book" style:font-family-generic="swiss" style:font-pitch="variable" fo:font-size="15pt" fo:font-style="normal" fo:text-shadow="none" style:text-underline-style="none" fo:font-weight="3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1T16:07:33.489020338</meta:creation-date>
    <meta:editing-duration>PT28M53S</meta:editing-duration>
    <meta:editing-cycles>6</meta:editing-cycles>
    <meta:generator>LibreOffice/7.3.2.2$Linux_X86_64 LibreOffice_project/30$Build-2</meta:generator>
    <dc:date>2022-04-14T10:30:21.343765679</dc:date>
    <meta:document-statistic meta:object-count="55"/>
  </office:meta>
</office:document-meta>
</file>